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/>
    </style:style>
    <style:style style:name="ce23" style:family="table-cell" style:parent-style-name="Default" style:data-style-name="N140">
      <style:table-cell-properties fo:background-color="#dddddd" style:cell-protect="none" style:print-content="true"/>
    </style:style>
    <style:style style:name="ce24" style:family="table-cell" style:parent-style-name="Default" style:data-style-name="N140"/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6">
      <style:table-cell-properties fo:background-color="#dddddd" style:cell-protect="none" style:print-content="true"/>
    </style:style>
    <style:style style:name="ce30" style:family="table-cell" style:parent-style-name="Default" style:data-style-name="N127"/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6"/>
    <style:style style:name="ce33" style:family="table-cell" style:parent-style-name="Default" style:data-style-name="N142"/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/>
          <table:table-cell table:style-name="ce14"/>
          <table:table-cell table:style-name="ce19"/>
          <table:table-cell table:number-columns-repeated="6"/>
        </table:table-row>
        <table:table-row table:style-name="ro2" table:number-rows-repeated="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6" office:value-type="string" calcext:value-type="string">
            <text:p>Acme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10" office:value-type="string" calcext:value-type="string">
            <text:p>Audited figures?</text:p>
          </table:table-cell>
          <table:table-cell table:style-name="ce17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nancial year end</text:p>
          </table:table-cell>
          <table:table-cell table:style-name="ce18" table:content-validation-name="val2" office:value-type="float" office:value="2017" calcext:value-type="float">
            <text:p>2017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1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2"/>
          <table:table-cell table:style-name="ce25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4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Electrical</text:p>
          </table:table-cell>
          <table:table-cell table:style-name="ce23"/>
          <table:table-cell table:style-name="ce25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lumbing</text:p>
          </table:table-cell>
          <table:table-cell table:style-name="ce23"/>
          <table:table-cell table:style-name="ce25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4" calcext:value-type="float">
            <text:p>14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ool</text:p>
          </table:table-cell>
          <table:table-cell table:style-name="ce23"/>
          <table:table-cell table:style-name="ce25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H19]+[.I19]" office:value-type="float" office:value="20" calcext:value-type="float">
            <text:p>20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ire equipment</text:p>
          </table:table-cell>
          <table:table-cell table:style-name="ce23"/>
          <table:table-cell table:style-name="ce25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0]+[.I20]" office:value-type="float" office:value="25" calcext:value-type="float">
            <text:p>25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est eradication</text:p>
          </table:table-cell>
          <table:table-cell table:style-name="ce23"/>
          <table:table-cell table:style-name="ce25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21]+[.I21]" office:value-type="float" office:value="28" calcext:value-type="float">
            <text:p>28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ainting</text:p>
          </table:table-cell>
          <table:table-cell table:style-name="ce23"/>
          <table:table-cell table:style-name="ce25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22]+[.I22]" office:value-type="float" office:value="34" calcext:value-type="float">
            <text:p>34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Buildings (other)</text:p>
          </table:table-cell>
          <table:table-cell table:style-name="ce23"/>
          <table:table-cell table:style-name="ce25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0" calcext:value-type="float">
            <text:p>40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4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4]+[.I24]" office:value-type="float" office:value="43" calcext:value-type="float">
            <text:p>43</text:p>
          </table:table-cell>
        </table:table-row>
        <table:table-row table:style-name="ro3">
          <table:table-cell table:style-name="ce13" office:value-type="string" calcext:value-type="string">
            <text:p>Security</text:p>
          </table:table-cell>
          <table:table-cell table:style-name="ce13"/>
          <table:table-cell table:style-name="ce23"/>
          <table:table-cell table:style-name="ce25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4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table:formula="of:=[.H25]+[.I25]" office:value-type="float" office:value="47" calcext:value-type="float">
            <text:p>47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ence monitoring</text:p>
          </table:table-cell>
          <table:table-cell table:style-name="ce23"/>
          <table:table-cell table:style-name="ce25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atrols</text:p>
          </table:table-cell>
          <table:table-cell table:style-name="ce23"/>
          <table:table-cell table:style-name="ce25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4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Utilities</text:p>
          </table:table-cell>
          <table:table-cell table:style-name="ce13"/>
          <table:table-cell table:style-name="ce23"/>
          <table:table-cell table:style-name="ce25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4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ewerage</text:p>
          </table:table-cell>
          <table:table-cell table:style-name="ce23"/>
          <table:table-cell table:style-name="ce25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Electricity</text:p>
          </table:table-cell>
          <table:table-cell table:style-name="ce23"/>
          <table:table-cell table:style-name="ce25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Refuse</text:p>
          </table:table-cell>
          <table:table-cell table:style-name="ce23"/>
          <table:table-cell table:style-name="ce25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Water</text:p>
          </table:table-cell>
          <table:table-cell table:style-name="ce23"/>
          <table:table-cell table:style-name="ce25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4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Employee costs</text:p>
          </table:table-cell>
          <table:table-cell table:style-name="ce13"/>
          <table:table-cell table:style-name="ce23"/>
          <table:table-cell table:style-name="ce25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4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Other employees</text:p>
          </table:table-cell>
          <table:table-cell table:style-name="ce23"/>
          <table:table-cell table:style-name="ce25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taff welfare</text:p>
          </table:table-cell>
          <table:table-cell table:style-name="ce23"/>
          <table:table-cell table:style-name="ce25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omplex Manager</text:p>
          </table:table-cell>
          <table:table-cell table:style-name="ce23"/>
          <table:table-cell table:style-name="ce25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4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Legal</text:p>
          </table:table-cell>
          <table:table-cell table:style-name="ce13"/>
          <table:table-cell table:style-name="ce23"/>
          <table:table-cell table:style-name="ce25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4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Lawyers' fees</text:p>
          </table:table-cell>
          <table:table-cell table:style-name="ce23"/>
          <table:table-cell table:style-name="ce25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4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Administration</text:p>
          </table:table-cell>
          <table:table-cell table:style-name="ce13"/>
          <table:table-cell table:style-name="ce23"/>
          <table:table-cell table:style-name="ce25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4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torage</text:p>
          </table:table-cell>
          <table:table-cell table:style-name="ce23"/>
          <table:table-cell table:style-name="ce25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Venue hire</text:p>
          </table:table-cell>
          <table:table-cell table:style-name="ce23"/>
          <table:table-cell table:style-name="ce25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Travel</text:p>
          </table:table-cell>
          <table:table-cell table:style-name="ce23"/>
          <table:table-cell table:style-name="ce25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Managing agent fees</text:p>
          </table:table-cell>
          <table:table-cell table:style-name="ce23"/>
          <table:table-cell table:style-name="ce25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4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Communications</text:p>
          </table:table-cell>
          <table:table-cell table:style-name="ce13"/>
          <table:table-cell table:style-name="ce23"/>
          <table:table-cell table:style-name="ce25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4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ostage</text:p>
          </table:table-cell>
          <table:table-cell table:style-name="ce23"/>
          <table:table-cell table:style-name="ce25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Travel</text:p>
          </table:table-cell>
          <table:table-cell table:style-name="ce23"/>
          <table:table-cell table:style-name="ce25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Telephone</text:p>
          </table:table-cell>
          <table:table-cell table:style-name="ce23"/>
          <table:table-cell table:style-name="ce25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tationery</text:p>
          </table:table-cell>
          <table:table-cell table:style-name="ce23"/>
          <table:table-cell table:style-name="ce25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4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Banking</text:p>
          </table:table-cell>
          <table:table-cell table:style-name="ce13"/>
          <table:table-cell table:style-name="ce23"/>
          <table:table-cell table:style-name="ce25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4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harges</text:p>
          </table:table-cell>
          <table:table-cell table:style-name="ce23"/>
          <table:table-cell table:style-name="ce25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4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Cleaning and Recycling</text:p>
          </table:table-cell>
          <table:table-cell table:style-name="ce13"/>
          <table:table-cell table:style-name="ce23"/>
          <table:table-cell table:style-name="ce25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4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leaning costs</text:p>
          </table:table-cell>
          <table:table-cell table:style-name="ce23"/>
          <table:table-cell table:style-name="ce25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Recycling costs</text:p>
          </table:table-cell>
          <table:table-cell table:style-name="ce23"/>
          <table:table-cell table:style-name="ce25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4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Gardens</text:p>
          </table:table-cell>
          <table:table-cell table:style-name="ce13"/>
          <table:table-cell table:style-name="ce23"/>
          <table:table-cell table:style-name="ce25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4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Gardening supplies</text:p>
          </table:table-cell>
          <table:table-cell table:style-name="ce23"/>
          <table:table-cell table:style-name="ce25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ontractor fees</text:p>
          </table:table-cell>
          <table:table-cell table:style-name="ce23"/>
          <table:table-cell table:style-name="ce25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4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4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4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4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4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4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4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4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4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4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4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4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 table:formula="of:=SUM([.C17:.C76])" office:value-type="float" office:value="0" calcext:value-type="float">
            <text:p/>
          </table:table-cell>
          <table:table-cell/>
          <table:table-cell table:style-name="ce26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4"/>
        <table:table-column table:style-name="co7" table:default-cell-style-name="ce23"/>
        <table:table-column table:style-name="co8" table:default-cell-style-name="ce30"/>
        <table:table-column table:style-name="co2" table:visibility="collapse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28" office:value-type="string" calcext:value-type="string">
            <text:p>Default percent change</text:p>
          </table:table-cell>
          <table:table-cell table:style-name="ce29" office:value-type="percentage" office:value="0" calcext:value-type="percentage">
            <text:p>0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eradication" calcext:value-type="string">
            <text:p>Pest eradication</text:p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Painting" calcext:value-type="string">
            <text:p>Painting</text:p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Buildings (other)" calcext:value-type="string">
            <text:p>Buildings (other)</text:p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Security" calcext:value-type="string">
            <text:p>Security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Fence monitoring" calcext:value-type="string">
            <text:p>Fence monitoring</text:p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Patrols" calcext:value-type="string">
            <text:p>Patrols</text:p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 office:value-type="string" office:string-value="Utilities" calcext:value-type="string">
            <text:p>Utilities</text:p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 office:value-type="string" office:string-value="Sewerage" calcext:value-type="string">
            <text:p>Sewerage</text:p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 office:value-type="string" office:string-value="Electricity" calcext:value-type="string">
            <text:p>Electricity</text:p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Refuse" calcext:value-type="string">
            <text:p>Refuse</text:p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Water" calcext:value-type="string">
            <text:p>Water</text:p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 office:value-type="string" office:string-value="Employee costs" calcext:value-type="string">
            <text:p>Employee costs</text:p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Other employees" calcext:value-type="string">
            <text:p>Other employees</text:p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Staff welfare" calcext:value-type="string">
            <text:p>Staff welfare</text:p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 office:value-type="string" office:string-value="Complex Manager" calcext:value-type="string">
            <text:p>Complex Manager</text:p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 office:value-type="string" office:string-value="Legal" calcext:value-type="string">
            <text:p>Legal</text:p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 office:value-type="string" office:string-value="Lawyers' fees" calcext:value-type="string">
            <text:p>Lawyers' fees</text:p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 office:value-type="string" office:string-value="Administration" calcext:value-type="string">
            <text:p>Administration</text:p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Storage" calcext:value-type="string">
            <text:p>Storage</text:p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Venue hire" calcext:value-type="string">
            <text:p>Venue hire</text:p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Travel" calcext:value-type="string">
            <text:p>Travel</text:p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Managing agent fees" calcext:value-type="string">
            <text:p>Managing agent fees</text:p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 office:value-type="string" office:string-value="Communications" calcext:value-type="string">
            <text:p>Communications</text:p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 office:value-type="string" office:string-value="Postage" calcext:value-type="string">
            <text:p>Postage</text:p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 office:value-type="string" office:string-value="Travel" calcext:value-type="string">
            <text:p>Travel</text:p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Telephone" calcext:value-type="string">
            <text:p>Telephone</text:p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tationery" calcext:value-type="string">
            <text:p>Stationery</text:p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 office:value-type="string" office:string-value="Banking" calcext:value-type="string">
            <text:p>Banking</text:p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Charges" calcext:value-type="string">
            <text:p>Charges</text:p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Cleaning and Recycling" calcext:value-type="string">
            <text:p>Cleaning and Recycling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Cleaning costs" calcext:value-type="string">
            <text:p>Cleaning costs</text:p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 office:value-type="string" office:string-value="Recycling costs" calcext:value-type="string">
            <text:p>Recycling costs</text:p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 office:value-type="string" office:string-value="Gardens" calcext:value-type="string">
            <text:p>Gardens</text:p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 office:value-type="string" office:string-value="Gardening supplies" calcext:value-type="string">
            <text:p>Gardening supplies</text:p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 office:value-type="string" office:string-value="Contractor fees" calcext:value-type="string">
            <text:p>Contractor fees</text:p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2"/>
        <table:table-column table:style-name="co10" table:default-cell-style-name="ce24"/>
        <table:table-column table:style-name="co11" table:default-cell-style-name="ce33"/>
        <table:table-column table:style-name="co12" table:default-cell-style-name="ce32"/>
        <table:table-column table:style-name="co12" table:visibility="collapse" table:default-cell-style-name="ce32"/>
        <table:table-column table:style-name="co13" table:default-cell-style-name="ce33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1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26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26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0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1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Percentage</text:p>
          </table:table-cell>
          <table:table-cell table:style-name="ce34"/>
          <table:table-cell table:style-name="ce34" office:value-type="string" calcext:value-type="string">
            <text:p>Previous year</text:p>
          </table:table-cell>
          <table:table-cell table:style-name="ce11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  <table:table-cell table:style-name="ce35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35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Communications" calcext:value-type="string">
            <text:p>Communications</text:p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Banking" calcext:value-type="string">
            <text:p>Banking</text:p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Cleaning and Recycling" calcext:value-type="string">
            <text:p>Cleaning and Recycling</text:p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2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4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7:41:46.600726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8:11:39.968314666</dc:date>
    <meta:editing-duration>PT7H27M4S</meta:editing-duration>
    <meta:editing-cycles>31</meta:editing-cycles>
    <meta:generator>LibreOffice/5.0.6.2$Linux_X86_64 LibreOffice_project/00$Build-2</meta:generator>
    <meta:document-statistic meta:table-count="4" meta:cell-count="1539" meta:object-count="0"/>
  </office:meta>
</office:document-meta>
</file>